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font-size="10pt" officeooo:rsid="001b15aa" officeooo:paragraph-rsid="001b15aa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officeooo:rsid="001b24b7" officeooo:paragraph-rsid="001b24b7"/>
    </style:style>
    <style:style style:name="P8" style:family="paragraph" style:parent-style-name="Text_20_body">
      <style:text-properties officeooo:rsid="001cd1e9" officeooo:paragraph-rsid="001cd1e9"/>
    </style:style>
    <style:style style:name="P9" style:family="paragraph" style:parent-style-name="Text_20_body" style:list-style-name="WW8Num7">
      <style:text-properties officeooo:rsid="001b24b7" officeooo:paragraph-rsid="001b24b7"/>
    </style:style>
    <style:style style:name="P10" style:family="paragraph" style:parent-style-name="Text_20_body" style:list-style-name="WW8Num7">
      <style:text-properties officeooo:rsid="001b24b7" officeooo:paragraph-rsid="002262c9"/>
    </style:style>
    <style:style style:name="P11" style:family="paragraph" style:parent-style-name="Text_20_body">
      <style:text-properties officeooo:rsid="001b24b7" officeooo:paragraph-rsid="001b24b7"/>
    </style:style>
    <style:style style:name="P12" style:family="paragraph" style:parent-style-name="Text_20_body">
      <style:text-properties officeooo:rsid="001b24b7" officeooo:paragraph-rsid="002262c9"/>
    </style:style>
    <style:style style:name="P13" style:family="paragraph" style:parent-style-name="Text_20_body" style:list-style-name="WW8Num7">
      <style:text-properties officeooo:rsid="001cd1e9" officeooo:paragraph-rsid="001cd1e9"/>
    </style:style>
    <style:style style:name="P14" style:family="paragraph" style:parent-style-name="Text_20_body" style:list-style-name="WW8Num7">
      <style:text-properties officeooo:rsid="001cd1e9" officeooo:paragraph-rsid="002262c9"/>
    </style:style>
    <style:style style:name="P15" style:family="paragraph" style:parent-style-name="Text_20_body" style:list-style-name="WW8Num2">
      <style:text-properties officeooo:rsid="001cd1e9" officeooo:paragraph-rsid="001cd1e9"/>
    </style:style>
    <style:style style:name="P16" style:family="paragraph" style:parent-style-name="Text_20_body">
      <style:text-properties officeooo:rsid="002262c9" officeooo:paragraph-rsid="002262c9"/>
    </style:style>
    <style:style style:name="P17" style:family="paragraph" style:parent-style-name="Heading_20_2">
      <style:text-properties officeooo:rsid="001b24b7" officeooo:paragraph-rsid="001b24b7"/>
    </style:style>
    <style:style style:name="P18" style:family="paragraph" style:parent-style-name="Heading_20_2">
      <style:text-properties officeooo:rsid="001e058c" officeooo:paragraph-rsid="001e058c"/>
    </style:style>
    <style:style style:name="P19" style:family="paragraph" style:parent-style-name="Heading_20_2" style:list-style-name="WW8Num7">
      <style:paragraph-properties fo:margin-left="0cm" fo:margin-right="0cm" fo:text-indent="0cm" style:auto-text-indent="false"/>
      <style:text-properties style:font-name="Times New Roman" fo:font-weight="normal" officeooo:rsid="001e058c" officeooo:paragraph-rsid="002262c9" style:font-weight-asian="normal" style:font-weight-complex="normal"/>
    </style:style>
    <style:style style:name="P20" style:family="paragraph" style:parent-style-name="Heading_20_1">
      <style:text-properties officeooo:rsid="001b24b7" officeooo:paragraph-rsid="001b24b7"/>
    </style:style>
    <style:style style:name="P21" style:family="paragraph" style:parent-style-name="Heading_20_1">
      <style:paragraph-properties fo:margin-left="0cm" fo:margin-right="0cm" fo:text-indent="0cm" style:auto-text-indent="false"/>
    </style:style>
    <style:style style:name="P22" style:family="paragraph" style:parent-style-name="Heading_20_1" style:list-style-name="WW8Num7">
      <style:paragraph-properties fo:margin-left="0cm" fo:margin-right="0cm" fo:text-indent="0cm" style:auto-text-indent="false"/>
      <style:text-properties officeooo:paragraph-rsid="002262c9"/>
    </style:style>
    <style:style style:name="P23" style:family="paragraph" style:parent-style-name="Heading" style:master-page-name="Standard">
      <style:paragraph-properties style:page-number="auto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b24b7" style:font-size-asian="10pt"/>
    </style:style>
    <style:style style:name="T3" style:family="text">
      <style:text-properties fo:font-size="10pt" officeooo:rsid="001b15aa" style:font-size-asian="10pt"/>
    </style:style>
    <style:style style:name="T4" style:family="text">
      <style:text-properties fo:font-size="10pt" officeooo:rsid="001fb32b" style:font-size-asian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2262c9" style:font-size-asian="10pt"/>
    </style:style>
    <style:style style:name="T7" style:family="text">
      <style:text-properties officeooo:rsid="001b24b7"/>
    </style:style>
    <style:style style:name="T8" style:family="text">
      <style:text-properties officeooo:rsid="001b15aa"/>
    </style:style>
    <style:style style:name="T9" style:family="text">
      <style:text-properties officeooo:rsid="001cd1e9"/>
    </style:style>
    <style:style style:name="T10" style:family="text">
      <style:text-properties officeooo:rsid="001e058c"/>
    </style:style>
    <style:style style:name="T11" style:family="text">
      <style:text-properties officeooo:rsid="002262c9"/>
    </style:style>
    <style:style style:name="T12" style:family="text">
      <style:text-properties officeooo:rsid="00233d15"/>
    </style:style>
    <style:style style:name="T13" style:family="text">
      <style:text-properties officeooo:rsid="002363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span text:style-name="T8">Uber – Aplicativo de Passageiros</text:span><text:line-break/><text:span text:style-name="T7">UC007 – Abrir configurações</text:span></text:h>
      <text:h text:style-name="P20" text:outline-level="1">Breve descrição</text:h>
      <text:p text:style-name="P16">O usuário deseja ter acesso a página de configurações.</text:p>
      <text:h text:style-name="P20" text:outline-level="1">Breve descrição dos atores</text:h>
      <text:h text:style-name="P17" text:outline-level="2">Usuário</text:h>
      <text:h text:style-name="P20" text:outline-level="1">Pré-condição</text:h>
      <text:p text:style-name="P7">- O usuário deve estar conectado a internet;</text:p>
      <text:p text:style-name="P7">- O usuário deve possuir um cadastro no aplicativo.</text:p>
      <text:p text:style-name="P7">- <text:span text:style-name="T11">O usuário deve estar logado.</text:span></text:p>
      <text:p text:style-name="P12">- <text:span text:style-name="T12">O usuário deve conseguir acessar o menu.</text:span></text:p>
      <text:h text:style-name="P20" text:outline-level="1">Fluxo básico de eventos</text:h>
      <text:list xml:id="list4628743890172887195" text:style-name="WW8Num7">
        <text:list-item>
          <text:p text:style-name="P10">O caso se inicia quando o usuário incia o aplicativo estando <text:span text:style-name="T12">logado.</text:span></text:p>
        </text:list-item>
        <text:list-item>
          <text:p text:style-name="P10">O usuário <text:span text:style-name="T12">realiza o caso de uso “UC004 – Abrir o menu.”</text:span></text:p>
        </text:list-item>
        <text:list-item>
          <text:p text:style-name="P10">O usuário <text:span text:style-name="T12">aperta onde está escrito configurações, no menu aberto anteriormente.</text:span></text:p>
        </text:list-item>
        <text:list-item>
          <text:p text:style-name="P14"><text:span text:style-name="T13">A aba de configurações é aberta</text:span>.</text:p>
        </text:list-item>
        <text:list-item>
          <text:p text:style-name="P14">O caso de uso termina.</text:p>
          <text:h text:style-name="P22" text:outline-level="1"><text:span text:style-name="T11">5 <text:s text:c="4"/></text:span>P<text:span text:style-name="T10">ós-condição</text:span></text:h>
          <text:list>
            <text:list-item>
              <text:list>
                <text:list-header>
                  <text:h text:style-name="P19" text:outline-level="2"><text:s text:c="15"/>- O usuário deve ter acesso <text:span text:style-name="T13">à aba de configurações</text:span>.</text:h>
                </text:list-header>
              </text:list>
            </text:list-item>
          </text:list>
        </text:list-item>
      </text:list>
      <text:h text:style-name="P21" text:outline-level="1" text:is-list-header="tru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1b15aa" officeooo:paragraph-rsid="001b15aa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ize="10pt" officeooo:rsid="001b24b7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officeooo:rsid="001b15aa" style:font-size-asian="10pt"/>
    </style:style>
    <style:style style:name="MT4" style:family="text">
      <style:text-properties fo:font-size="10pt" officeooo:rsid="002262c9" style:font-size-asian="10pt"/>
    </style:style>
    <style:style style:name="MT5" style:family="text">
      <style:text-properties officeooo:rsid="001b24b7"/>
    </style:style>
    <style:style style:name="MT6" style:family="text">
      <style:text-properties officeooo:rsid="001b15aa"/>
    </style:style>
    <style:style style:name="MT7" style:family="text">
      <style:text-properties fo:font-size="10pt" officeooo:rsid="001fb32b" style:font-size-asian="10pt"/>
    </style:style>
    <style:style style:name="MT8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Uber – Aplicativo de Passageiros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Standard"><text:span text:style-name="MT1">Especificação de caso de uso</text:span><text:span text:style-name="MT2">: </text:span><text:span text:style-name="MT3">UC00</text:span><text:span text:style-name="MT4">7</text:span><text:span text:style-name="MT3"> – </text:span><text:span text:style-name="MT4">Abrir configurações</text:span></text:p>
            </table:table-cell>
            <table:table-cell table:style-name="Tabela2.B1" office:value-type="string">
              <text:p text:style-name="MP3"><text:s text:c="2"/>Dat<text:span text:style-name="MT5">a</text:span>: <text:s/><text:span text:style-name="MT6">03/10/2018</text:span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/>
            </table:table-cell>
            <table:table-cell table:style-name="Tabela1.A1" office:value-type="string">
              <text:p text:style-name="MP6"><text:span text:style-name="MT2">P</text:span><text:span text:style-name="MT7">ágina</text:span><text:span text:style-name="MT2"> </text:span><text:span text:style-name="Page_20_Number"><text:span text:style-name="MT2"><text:page-number text:select-page="current">1</text:page-number></text:span></text:span><text:span text:style-name="Page_20_Number"><text:span text:style-name="MT2"> of </text:span></text:span><text:span text:style-name="Page_20_Number"><text:span text:style-name="MT8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8-10-03T01:17:29.554855429</meta:creation-date>
    <dc:date>2018-10-03T02:57:44.193946816</dc:date>
    <meta:editing-cycles>8</meta:editing-cycles>
    <meta:editing-duration>PT33M20S</meta:editing-duration>
    <meta:generator>LibreOffice/5.1.6.2$Linux_X86_64 LibreOffice_project/10m0$Build-2</meta:generator>
    <meta:document-statistic meta:table-count="2" meta:image-count="0" meta:object-count="0" meta:page-count="1" meta:paragraph-count="22" meta:word-count="144" meta:character-count="842" meta:non-whitespace-character-count="703"/>
  </office:meta>
</office:document-meta>
</file>